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a3c05" officeooo:paragraph-rsid="000a3c0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8f66"/>
    </style:style>
    <style:style style:name="T3" style:family="text">
      <style:text-properties fo:language="en" fo:country="US" officeooo:rsid="000c1097"/>
    </style:style>
    <style:style style:name="T4" style:family="text">
      <style:text-properties officeooo:rsid="000b8f66"/>
    </style:style>
    <style:style style:name="T5" style:family="text">
      <style:text-properties officeooo:rsid="000c10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Привет! Помнишь о чем мы говорили в прошлый раз?!</text:p>
      <text:p text:style-name="P1">-Да. Ты рассказывал про <text:span text:style-name="T1">DNS, </text:span>это такая большая записная книжка для интернета.</text:p>
      <text:p text:style-name="P1">-Молодец. <text:span text:style-name="T4">Тогда продолжим. И вот когда </text:span><text:span text:style-name="T2">DNS </text:span><text:span text:style-name="T4">прислал тебе номер компьютера где находиться мультики и котики.</text:span></text:p>
      <text:p text:style-name="P1">-<text:span text:style-name="T4">Уии! Мультики! Котики!</text:span></text:p>
      <text:p text:style-name="P1">-<text:span text:style-name="T4">Не отвлекайся! Мультики и котики хранятся в папке, вместе с другими штуками. Но о том кто и как делает эти штуки и складывает их в папку в другой раз.</text:span></text:p>
      <text:p text:style-name="P1">-<text:span text:style-name="T4">Хорошо.</text:span></text:p>
      <text:p text:style-name="P1">-<text:span text:style-name="T5">Эта папка с мультиками храниться на большом компьютере, который называется </text:span><text:span text:style-name="T3">WEB-</text:span><text:span text:style-name="T5">сервер. И вот </text:span><text:span text:style-name="T3">DNS </text:span><text:span text:style-name="T5">сказал твоему компьютеру номер сервера, компьютер «позвонил» по этому номеру и в ответ </text:span><text:span text:style-name="T3">WEB-</text:span><text:span text:style-name="T5">сервер открыл тебе страницу с мультиками.</text:span></text:p>
      <text:p text:style-name="P1">-<text:span text:style-name="T5">И я могу их смотреть?!</text:span></text:p>
      <text:p text:style-name="P1">-<text:span text:style-name="T5">Да.Ты как будто разговариваешь с </text:span><text:span text:style-name="T3">WEB-</text:span><text:span text:style-name="T5">сервером, нажимаешь кнопку включить мультик, а в ответ </text:span><text:span text:style-name="T3">WEB-</text:span><text:span text:style-name="T5">сервер находит у себя в папочке этот мультик и включает ег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3S</meta:editing-duration>
    <meta:editing-cycles>3</meta:editing-cycles>
    <meta:generator>LibreOffice/5.2.0.4$Windows_X86_64 LibreOffice_project/066b007f5ebcc236395c7d282ba488bca6720265</meta:generator>
    <dc:date>2016-09-13T12:02:54.308000000</dc:date>
    <meta:document-statistic meta:table-count="0" meta:image-count="0" meta:object-count="0" meta:page-count="1" meta:paragraph-count="9" meta:word-count="132" meta:character-count="825" meta:non-whitespace-character-count="702"/>
    <meta:user-defined meta:name="Info 1"/>
    <meta:user-defined meta:name="Info 2"/>
    <meta:user-defined meta:name="Info 3"/>
    <meta:user-defined meta:name="Info 4"/>
  </office:meta>
</office:document-meta>
</file>